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iceRolls" style:family="table">
      <style:table-properties style:width="6.925in" table:align="margins"/>
    </style:style>
    <style:style style:name="DiceRolls.A" style:family="table-column">
      <style:table-column-properties style:column-width="1.1542in" style:rel-column-width="10922*"/>
    </style:style>
    <style:style style:name="DiceRolls.F" style:family="table-column">
      <style:table-column-properties style:column-width="1.1542in" style:rel-column-width="10925*"/>
    </style:style>
    <style:style style:name="DiceRolls.A1" style:family="table-cell">
      <style:table-cell-properties fo:padding="0.0382in" fo:border-left="0.05pt solid #000000" fo:border-right="none" fo:border-top="0.05pt solid #000000" fo:border-bottom="0.05pt solid #000000"/>
    </style:style>
    <style:style style:name="DiceRolls.B1" style:family="table-cell">
      <style:table-cell-properties style:vertical-align="" fo:padding="0.0382in" fo:border-left="0.05pt solid #000000" fo:border-right="none" fo:border-top="0.05pt solid #000000" fo:border-bottom="0.05pt solid #000000"/>
    </style:style>
    <style:style style:name="DiceRolls.F1" style:family="table-cell">
      <style:table-cell-properties fo:padding="0.0382in" fo:border="0.05pt solid #000000"/>
    </style:style>
    <style:style style:name="DiceRolls.A2" style:family="table-cell">
      <style:table-cell-properties fo:padding="0.0382in" fo:border-left="0.05pt solid #000000" fo:border-right="none" fo:border-top="none" fo:border-bottom="0.05pt solid #000000"/>
    </style:style>
    <style:style style:name="DiceRolls.B2" style:family="table-cell">
      <style:table-cell-properties fo:padding="0.0382in" fo:border-left="0.05pt solid #000000" fo:border-right="none" fo:border-top="none" fo:border-bottom="0.05pt solid #000000"/>
    </style:style>
    <style:style style:name="DiceRolls.C2" style:family="table-cell">
      <style:table-cell-properties fo:padding="0.0382in" fo:border-left="0.05pt solid #000000" fo:border-right="none" fo:border-top="none" fo:border-bottom="0.05pt solid #000000"/>
    </style:style>
    <style:style style:name="DiceRolls.D2" style:family="table-cell">
      <style:table-cell-properties fo:padding="0.0382in" fo:border-left="0.05pt solid #000000" fo:border-right="none" fo:border-top="none" fo:border-bottom="0.05pt solid #000000"/>
    </style:style>
    <style:style style:name="DiceRolls.E2" style:family="table-cell">
      <style:table-cell-properties fo:padding="0.0382in" fo:border-left="0.05pt solid #000000" fo:border-right="none" fo:border-top="none" fo:border-bottom="0.05pt solid #000000"/>
    </style:style>
    <style:style style:name="DiceRolls.F2" style:family="table-cell">
      <style:table-cell-properties fo:padding="0.0382in" fo:border-left="0.05pt solid #000000" fo:border-right="0.05pt solid #000000" fo:border-top="none" fo:border-bottom="0.05pt solid #000000"/>
    </style:style>
    <style:style style:name="DiceRolls.A3" style:family="table-cell">
      <style:table-cell-properties fo:padding="0.0382in" fo:border-left="0.05pt solid #000000" fo:border-right="none" fo:border-top="none" fo:border-bottom="0.05pt solid #000000"/>
    </style:style>
    <style:style style:name="DiceRolls.B3" style:family="table-cell">
      <style:table-cell-properties fo:padding="0.0382in" fo:border-left="0.05pt solid #000000" fo:border-right="none" fo:border-top="none" fo:border-bottom="0.05pt solid #000000"/>
    </style:style>
    <style:style style:name="DiceRolls.C3" style:family="table-cell">
      <style:table-cell-properties fo:padding="0.0382in" fo:border-left="0.05pt solid #000000" fo:border-right="none" fo:border-top="none" fo:border-bottom="0.05pt solid #000000"/>
    </style:style>
    <style:style style:name="DiceRolls.D3" style:family="table-cell">
      <style:table-cell-properties fo:padding="0.0382in" fo:border-left="0.05pt solid #000000" fo:border-right="none" fo:border-top="none" fo:border-bottom="0.05pt solid #000000"/>
    </style:style>
    <style:style style:name="DiceRolls.E3" style:family="table-cell">
      <style:table-cell-properties fo:padding="0.0382in" fo:border-left="0.05pt solid #000000" fo:border-right="none" fo:border-top="none" fo:border-bottom="0.05pt solid #000000"/>
    </style:style>
    <style:style style:name="DiceRolls.F3" style:family="table-cell">
      <style:table-cell-properties fo:padding="0.0382in" fo:border-left="0.05pt solid #000000" fo:border-right="0.05pt solid #000000" fo:border-top="none" fo:border-bottom="0.05pt solid #000000"/>
    </style:style>
    <style:style style:name="DiceRolls.A4" style:family="table-cell">
      <style:table-cell-properties fo:padding="0.0382in" fo:border-left="0.05pt solid #000000" fo:border-right="none" fo:border-top="none" fo:border-bottom="0.05pt solid #000000"/>
    </style:style>
    <style:style style:name="DiceRolls.B4" style:family="table-cell">
      <style:table-cell-properties fo:padding="0.0382in" fo:border-left="0.05pt solid #000000" fo:border-right="none" fo:border-top="none" fo:border-bottom="0.05pt solid #000000"/>
    </style:style>
    <style:style style:name="DiceRolls.C4" style:family="table-cell">
      <style:table-cell-properties fo:padding="0.0382in" fo:border-left="0.05pt solid #000000" fo:border-right="none" fo:border-top="none" fo:border-bottom="0.05pt solid #000000"/>
    </style:style>
    <style:style style:name="DiceRolls.D4" style:family="table-cell">
      <style:table-cell-properties fo:padding="0.0382in" fo:border-left="0.05pt solid #000000" fo:border-right="none" fo:border-top="none" fo:border-bottom="0.05pt solid #000000"/>
    </style:style>
    <style:style style:name="DiceRolls.E4" style:family="table-cell">
      <style:table-cell-properties fo:padding="0.0382in" fo:border-left="0.05pt solid #000000" fo:border-right="none" fo:border-top="none" fo:border-bottom="0.05pt solid #000000"/>
    </style:style>
    <style:style style:name="DiceRolls.F4" style:family="table-cell">
      <style:table-cell-properties fo:padding="0.0382in" fo:border-left="0.05pt solid #000000" fo:border-right="0.05pt solid #000000" fo:border-top="none" fo:border-bottom="0.05pt solid #000000"/>
    </style:style>
    <style:style style:name="DiceRolls.A5" style:family="table-cell">
      <style:table-cell-properties fo:padding="0.0382in" fo:border-left="0.05pt solid #000000" fo:border-right="none" fo:border-top="none" fo:border-bottom="0.05pt solid #000000"/>
    </style:style>
    <style:style style:name="DiceRolls.B5" style:family="table-cell">
      <style:table-cell-properties fo:padding="0.0382in" fo:border-left="0.05pt solid #000000" fo:border-right="none" fo:border-top="none" fo:border-bottom="0.05pt solid #000000"/>
    </style:style>
    <style:style style:name="DiceRolls.C5" style:family="table-cell">
      <style:table-cell-properties fo:padding="0.0382in" fo:border-left="0.05pt solid #000000" fo:border-right="none" fo:border-top="none" fo:border-bottom="0.05pt solid #000000"/>
    </style:style>
    <style:style style:name="DiceRolls.D5" style:family="table-cell">
      <style:table-cell-properties fo:padding="0.0382in" fo:border-left="0.05pt solid #000000" fo:border-right="none" fo:border-top="none" fo:border-bottom="0.05pt solid #000000"/>
    </style:style>
    <style:style style:name="DiceRolls.E5" style:family="table-cell">
      <style:table-cell-properties fo:padding="0.0382in" fo:border-left="0.05pt solid #000000" fo:border-right="none" fo:border-top="none" fo:border-bottom="0.05pt solid #000000"/>
    </style:style>
    <style:style style:name="DiceRolls.F5" style:family="table-cell">
      <style:table-cell-properties fo:padding="0.0382in" fo:border-left="0.05pt solid #000000" fo:border-right="0.05pt solid #000000" fo:border-top="none" fo:border-bottom="0.05pt solid #000000"/>
    </style:style>
    <style:style style:name="DiceRolls.A6" style:family="table-cell">
      <style:table-cell-properties fo:padding="0.0382in" fo:border-left="0.05pt solid #000000" fo:border-right="none" fo:border-top="none" fo:border-bottom="0.05pt solid #000000"/>
    </style:style>
    <style:style style:name="DiceRolls.B6" style:family="table-cell">
      <style:table-cell-properties fo:padding="0.0382in" fo:border-left="0.05pt solid #000000" fo:border-right="none" fo:border-top="none" fo:border-bottom="0.05pt solid #000000"/>
    </style:style>
    <style:style style:name="DiceRolls.C6" style:family="table-cell">
      <style:table-cell-properties fo:padding="0.0382in" fo:border-left="0.05pt solid #000000" fo:border-right="none" fo:border-top="none" fo:border-bottom="0.05pt solid #000000"/>
    </style:style>
    <style:style style:name="DiceRolls.D6" style:family="table-cell">
      <style:table-cell-properties fo:padding="0.0382in" fo:border-left="0.05pt solid #000000" fo:border-right="none" fo:border-top="none" fo:border-bottom="0.05pt solid #000000"/>
    </style:style>
    <style:style style:name="DiceRolls.E6" style:family="table-cell">
      <style:table-cell-properties fo:padding="0.0382in" fo:border-left="0.05pt solid #000000" fo:border-right="none" fo:border-top="none" fo:border-bottom="0.05pt solid #000000"/>
    </style:style>
    <style:style style:name="DiceRolls.F6" style:family="table-cell">
      <style:table-cell-properties fo:padding="0.0382in" fo:border-left="0.05pt solid #000000" fo:border-right="0.05pt solid #000000" fo:border-top="none" fo:border-bottom="0.05pt solid #000000"/>
    </style:style>
    <style:style style:name="DiceRolls.A7" style:family="table-cell">
      <style:table-cell-properties fo:padding="0.0382in" fo:border-left="0.05pt solid #000000" fo:border-right="none" fo:border-top="none" fo:border-bottom="0.05pt solid #000000"/>
    </style:style>
    <style:style style:name="DiceRolls.B7" style:family="table-cell">
      <style:table-cell-properties fo:padding="0.0382in" fo:border-left="0.05pt solid #000000" fo:border-right="none" fo:border-top="none" fo:border-bottom="0.05pt solid #000000"/>
    </style:style>
    <style:style style:name="DiceRolls.C7" style:family="table-cell">
      <style:table-cell-properties fo:padding="0.0382in" fo:border-left="0.05pt solid #000000" fo:border-right="none" fo:border-top="none" fo:border-bottom="0.05pt solid #000000"/>
    </style:style>
    <style:style style:name="DiceRolls.D7" style:family="table-cell">
      <style:table-cell-properties fo:padding="0.0382in" fo:border-left="0.05pt solid #000000" fo:border-right="none" fo:border-top="none" fo:border-bottom="0.05pt solid #000000"/>
    </style:style>
    <style:style style:name="DiceRolls.E7" style:family="table-cell">
      <style:table-cell-properties fo:padding="0.0382in" fo:border-left="0.05pt solid #000000" fo:border-right="none" fo:border-top="none" fo:border-bottom="0.05pt solid #000000"/>
    </style:style>
    <style:style style:name="DiceRolls.F7" style:family="table-cell">
      <style:table-cell-properties fo:padding="0.0382in" fo:border-left="0.05pt solid #000000" fo:border-right="0.05pt solid #000000" fo:border-top="none" fo:border-bottom="0.05pt solid #000000"/>
    </style:style>
    <style:style style:name="DiceRolls.A8" style:family="table-cell">
      <style:table-cell-properties fo:padding="0.0382in" fo:border-left="0.05pt solid #000000" fo:border-right="none" fo:border-top="none" fo:border-bottom="0.05pt solid #000000"/>
    </style:style>
    <style:style style:name="DiceRolls.B8" style:family="table-cell">
      <style:table-cell-properties fo:padding="0.0382in" fo:border-left="0.05pt solid #000000" fo:border-right="none" fo:border-top="none" fo:border-bottom="0.05pt solid #000000"/>
    </style:style>
    <style:style style:name="DiceRolls.C8" style:family="table-cell">
      <style:table-cell-properties fo:padding="0.0382in" fo:border-left="0.05pt solid #000000" fo:border-right="none" fo:border-top="none" fo:border-bottom="0.05pt solid #000000"/>
    </style:style>
    <style:style style:name="DiceRolls.D8" style:family="table-cell">
      <style:table-cell-properties fo:padding="0.0382in" fo:border-left="0.05pt solid #000000" fo:border-right="none" fo:border-top="none" fo:border-bottom="0.05pt solid #000000"/>
    </style:style>
    <style:style style:name="DiceRolls.E8" style:family="table-cell">
      <style:table-cell-properties fo:padding="0.0382in" fo:border-left="0.05pt solid #000000" fo:border-right="none" fo:border-top="none" fo:border-bottom="0.05pt solid #000000"/>
    </style:style>
    <style:style style:name="DiceRolls.F8" style:family="table-cell">
      <style:table-cell-properties fo:padding="0.0382in" fo:border-left="0.05pt solid #000000" fo:border-right="0.05pt solid #000000" fo:border-top="none" fo:border-bottom="0.05pt solid #000000"/>
    </style:style>
    <style:style style:name="DiceRolls.A9" style:family="table-cell">
      <style:table-cell-properties fo:padding="0.0382in" fo:border-left="0.05pt solid #000000" fo:border-right="none" fo:border-top="none" fo:border-bottom="0.05pt solid #000000"/>
    </style:style>
    <style:style style:name="DiceRolls.B9" style:family="table-cell">
      <style:table-cell-properties fo:padding="0.0382in" fo:border-left="0.05pt solid #000000" fo:border-right="none" fo:border-top="none" fo:border-bottom="0.05pt solid #000000"/>
    </style:style>
    <style:style style:name="DiceRolls.C9" style:family="table-cell">
      <style:table-cell-properties fo:padding="0.0382in" fo:border-left="0.05pt solid #000000" fo:border-right="none" fo:border-top="none" fo:border-bottom="0.05pt solid #000000"/>
    </style:style>
    <style:style style:name="DiceRolls.D9" style:family="table-cell">
      <style:table-cell-properties fo:padding="0.0382in" fo:border-left="0.05pt solid #000000" fo:border-right="none" fo:border-top="none" fo:border-bottom="0.05pt solid #000000"/>
    </style:style>
    <style:style style:name="DiceRolls.E9" style:family="table-cell">
      <style:table-cell-properties fo:padding="0.0382in" fo:border-left="0.05pt solid #000000" fo:border-right="none" fo:border-top="none" fo:border-bottom="0.05pt solid #000000"/>
    </style:style>
    <style:style style:name="DiceRolls.F9" style:family="table-cell">
      <style:table-cell-properties fo:padding="0.0382in" fo:border-left="0.05pt solid #000000" fo:border-right="0.05pt solid #000000" fo:border-top="none" fo:border-bottom="0.05pt solid #000000"/>
    </style:style>
    <style:style style:name="DiceRolls.A10" style:family="table-cell">
      <style:table-cell-properties fo:padding="0.0382in" fo:border-left="0.05pt solid #000000" fo:border-right="none" fo:border-top="none" fo:border-bottom="0.05pt solid #000000"/>
    </style:style>
    <style:style style:name="DiceRolls.B10" style:family="table-cell">
      <style:table-cell-properties fo:padding="0.0382in" fo:border-left="0.05pt solid #000000" fo:border-right="none" fo:border-top="none" fo:border-bottom="0.05pt solid #000000"/>
    </style:style>
    <style:style style:name="DiceRolls.C10" style:family="table-cell">
      <style:table-cell-properties fo:padding="0.0382in" fo:border-left="0.05pt solid #000000" fo:border-right="none" fo:border-top="none" fo:border-bottom="0.05pt solid #000000"/>
    </style:style>
    <style:style style:name="DiceRolls.D10" style:family="table-cell">
      <style:table-cell-properties fo:padding="0.0382in" fo:border-left="0.05pt solid #000000" fo:border-right="none" fo:border-top="none" fo:border-bottom="0.05pt solid #000000"/>
    </style:style>
    <style:style style:name="DiceRolls.E10" style:family="table-cell">
      <style:table-cell-properties fo:padding="0.0382in" fo:border-left="0.05pt solid #000000" fo:border-right="none" fo:border-top="none" fo:border-bottom="0.05pt solid #000000"/>
    </style:style>
    <style:style style:name="DiceRolls.F10" style:family="table-cell">
      <style:table-cell-properties fo:padding="0.0382in" fo:border-left="0.05pt solid #000000" fo:border-right="0.05pt solid #000000" fo:border-top="none" fo:border-bottom="0.05pt solid #000000"/>
    </style:style>
    <style:style style:name="DiceRolls.A11" style:family="table-cell">
      <style:table-cell-properties fo:padding="0.0382in" fo:border-left="0.05pt solid #000000" fo:border-right="none" fo:border-top="none" fo:border-bottom="0.05pt solid #000000"/>
    </style:style>
    <style:style style:name="DiceRolls.B11" style:family="table-cell">
      <style:table-cell-properties fo:padding="0.0382in" fo:border-left="0.05pt solid #000000" fo:border-right="none" fo:border-top="none" fo:border-bottom="0.05pt solid #000000"/>
    </style:style>
    <style:style style:name="DiceRolls.C11" style:family="table-cell">
      <style:table-cell-properties fo:padding="0.0382in" fo:border-left="0.05pt solid #000000" fo:border-right="none" fo:border-top="none" fo:border-bottom="0.05pt solid #000000"/>
    </style:style>
    <style:style style:name="DiceRolls.D11" style:family="table-cell">
      <style:table-cell-properties fo:padding="0.0382in" fo:border-left="0.05pt solid #000000" fo:border-right="none" fo:border-top="none" fo:border-bottom="0.05pt solid #000000"/>
    </style:style>
    <style:style style:name="DiceRolls.E11" style:family="table-cell">
      <style:table-cell-properties fo:padding="0.0382in" fo:border-left="0.05pt solid #000000" fo:border-right="none" fo:border-top="none" fo:border-bottom="0.05pt solid #000000"/>
    </style:style>
    <style:style style:name="DiceRolls.F11"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fo:font-weight="normal" style:font-weight-asian="normal" style:font-weight-complex="normal"/>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text-properties fo:font-weight="bold" style:font-weight-asian="bold" style:font-weight-complex="bold"/>
    </style:style>
    <style:style style:name="P4" style:family="paragraph" style:parent-style-name="Standard">
      <style:paragraph-properties fo:line-height="100%" fo:text-align="start"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Standard">
      <style:paragraph-properties fo:line-height="100%" fo:text-align="start" style:justify-single-word="false"/>
      <style:text-properties style:font-name="Liberation Serif1" style:text-underline-style="none" fo:font-weight="normal" style:font-name-asian="Liberation Serif1" style:font-weight-asian="normal" style:font-name-complex="Liberation Serif1" style:font-weight-complex="normal"/>
    </style:style>
    <style:style style:name="P7" style:family="paragraph" style:parent-style-name="Standard">
      <style:paragraph-properties fo:line-height="100%" fo:text-align="start" style:justify-single-word="false"/>
      <style:text-properties fo:font-weight="normal" style:font-weight-asian="normal" style:font-weight-complex="normal"/>
    </style:style>
    <style:style style:name="P8" style:family="paragraph" style:parent-style-name="Standard">
      <style:paragraph-properties fo:line-height="100%" fo:text-align="start"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style:style style:name="T2" style:family="text">
      <style:text-properties style:font-name="Liberation Serif1" style:font-name-asian="Liberation Serif1" style:font-name-complex="Liberation Serif1"/>
    </style:style>
    <style:style style:name="T3" style:family="text">
      <style:text-properties style:font-name="Liberation Serif1" style:text-underline-style="none"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ett Worley</text:p>
      <text:p text:style-name="P2">CEG-3110-01</text:p>
      <text:p text:style-name="P3">Testing Results</text:p>
      <text:p text:style-name="P1"/>
      <text:p text:style-name="P1">Testing the results of the dice program is to ensure the validity of the randomness of the dice rolls. The single use of the testing program shown as follows gives only a little view of the dice results. </text:p>
      <text:p text:style-name="P1"/>
      <text:p text:style-name="P1">Further testing will be run with automated scripts to test very large runs of the program, this data will be used to determine if the dice rolls are actually random. <text:s/>To ensure the accuracy of the randomness of the dice, randomness will be defined <text:s/>by producing a bell curve in the frequency of the rolls. <text:s/>This will be much easier to see in large sample sizes.</text:p>
      <text:p text:style-name="P1"/>
      <text:p text:style-name="P1">The table below shows a small sample of the outputs from the testing.</text:p>
      <text:p text:style-name="P1"/>
      <table:table table:name="DiceRolls" table:style-name="DiceRolls">
        <table:table-column table:style-name="DiceRolls.A" table:number-columns-repeated="5"/>
        <table:table-column table:style-name="DiceRolls.F"/>
        <table:table-row>
          <table:table-cell table:style-name="DiceRolls.A1" office:value-type="string">
            <text:p text:style-name="Table_20_Contents">Number of Dice</text:p>
          </table:table-cell>
          <table:table-cell table:style-name="DiceRolls.B1" office:value-type="string">
            <text:p text:style-name="Table_20_Contents">1</text:p>
          </table:table-cell>
          <table:table-cell table:style-name="DiceRolls.A1" office:value-type="string">
            <text:p text:style-name="Standard">2</text:p>
          </table:table-cell>
          <table:table-cell table:style-name="DiceRolls.A1" office:value-type="string">
            <text:p text:style-name="Standard">3</text:p>
          </table:table-cell>
          <table:table-cell table:style-name="DiceRolls.A1" office:value-type="string">
            <text:p text:style-name="Standard">4</text:p>
          </table:table-cell>
          <table:table-cell table:style-name="DiceRolls.F1" office:value-type="string">
            <text:p text:style-name="Standard">5</text:p>
          </table:table-cell>
        </table:table-row>
        <table:table-row>
          <table:table-cell table:style-name="DiceRolls.A11" table:number-rows-spanned="10" office:value-type="string">
            <text:p text:style-name="P5">Roll</text:p>
          </table:table-cell>
          <table:table-cell table:style-name="DiceRolls.E10" office:value-type="string">
            <text:p text:style-name="Table_20_Contents">3</text:p>
          </table:table-cell>
          <table:table-cell table:style-name="DiceRolls.E10" office:value-type="string">
            <text:p text:style-name="Table_20_Contents">4 2</text:p>
          </table:table-cell>
          <table:table-cell table:style-name="DiceRolls.E10" office:value-type="string">
            <text:p text:style-name="Table_20_Contents">2 1 1</text:p>
          </table:table-cell>
          <table:table-cell table:style-name="DiceRolls.E10" office:value-type="string">
            <text:p text:style-name="Table_20_Contents">6 6 6 5</text:p>
          </table:table-cell>
          <table:table-cell table:style-name="DiceRolls.F10" office:value-type="string">
            <text:p text:style-name="Table_20_Contents">1 4 5 5 1</text:p>
          </table:table-cell>
        </table:table-row>
        <table:table-row>
          <table:covered-table-cell/>
          <table:table-cell table:style-name="DiceRolls.E10" office:value-type="string">
            <text:p text:style-name="Table_20_Contents">2</text:p>
          </table:table-cell>
          <table:table-cell table:style-name="DiceRolls.E10" office:value-type="string">
            <text:p text:style-name="Table_20_Contents">3 2</text:p>
          </table:table-cell>
          <table:table-cell table:style-name="DiceRolls.E10" office:value-type="string">
            <text:p text:style-name="Table_20_Contents">5 4 2</text:p>
          </table:table-cell>
          <table:table-cell table:style-name="DiceRolls.E10" office:value-type="string">
            <text:p text:style-name="Table_20_Contents">5 6 3 2</text:p>
          </table:table-cell>
          <table:table-cell table:style-name="DiceRolls.F10" office:value-type="string">
            <text:p text:style-name="P1">6 5 2 6 5</text:p>
          </table:table-cell>
        </table:table-row>
        <table:table-row>
          <table:covered-table-cell/>
          <table:table-cell table:style-name="DiceRolls.E10" office:value-type="string">
            <text:p text:style-name="Table_20_Contents">6</text:p>
          </table:table-cell>
          <table:table-cell table:style-name="DiceRolls.E10" office:value-type="string">
            <text:p text:style-name="Table_20_Contents">2 4</text:p>
          </table:table-cell>
          <table:table-cell table:style-name="DiceRolls.E10" office:value-type="string">
            <text:p text:style-name="Table_20_Contents">6 1 4</text:p>
          </table:table-cell>
          <table:table-cell table:style-name="DiceRolls.E10" office:value-type="string">
            <text:p text:style-name="Table_20_Contents">5 6 6 2</text:p>
          </table:table-cell>
          <table:table-cell table:style-name="DiceRolls.F10" office:value-type="string">
            <text:p text:style-name="Table_20_Contents">6 3 6 3 5</text:p>
          </table:table-cell>
        </table:table-row>
        <table:table-row>
          <table:covered-table-cell/>
          <table:table-cell table:style-name="DiceRolls.E10" office:value-type="string">
            <text:p text:style-name="Table_20_Contents">2</text:p>
          </table:table-cell>
          <table:table-cell table:style-name="DiceRolls.E10" office:value-type="string">
            <text:p text:style-name="Table_20_Contents">4 6</text:p>
          </table:table-cell>
          <table:table-cell table:style-name="DiceRolls.E10" office:value-type="string">
            <text:p text:style-name="Table_20_Contents">3 4 5</text:p>
          </table:table-cell>
          <table:table-cell table:style-name="DiceRolls.E10" office:value-type="string">
            <text:p text:style-name="Table_20_Contents">1 6 5 2</text:p>
          </table:table-cell>
          <table:table-cell table:style-name="DiceRolls.F10" office:value-type="string">
            <text:p text:style-name="Table_20_Contents">2 6 1 5 6</text:p>
          </table:table-cell>
        </table:table-row>
        <table:table-row>
          <table:covered-table-cell/>
          <table:table-cell table:style-name="DiceRolls.E10" office:value-type="string">
            <text:p text:style-name="Table_20_Contents">5</text:p>
          </table:table-cell>
          <table:table-cell table:style-name="DiceRolls.E10" office:value-type="string">
            <text:p text:style-name="Table_20_Contents">6 2</text:p>
          </table:table-cell>
          <table:table-cell table:style-name="DiceRolls.E10" office:value-type="string">
            <text:p text:style-name="Table_20_Contents">3 1 5</text:p>
          </table:table-cell>
          <table:table-cell table:style-name="DiceRolls.E10" office:value-type="string">
            <text:p text:style-name="Table_20_Contents">3 6 5 4</text:p>
          </table:table-cell>
          <table:table-cell table:style-name="DiceRolls.F10" office:value-type="string">
            <text:p text:style-name="Table_20_Contents">3 4 6 1 3</text:p>
          </table:table-cell>
        </table:table-row>
        <table:table-row>
          <table:covered-table-cell/>
          <table:table-cell table:style-name="DiceRolls.E10" office:value-type="string">
            <text:p text:style-name="Table_20_Contents">2</text:p>
          </table:table-cell>
          <table:table-cell table:style-name="DiceRolls.E10" office:value-type="string">
            <text:p text:style-name="Table_20_Contents">1 1</text:p>
          </table:table-cell>
          <table:table-cell table:style-name="DiceRolls.E10" office:value-type="string">
            <text:p text:style-name="Table_20_Contents">1 2 4</text:p>
          </table:table-cell>
          <table:table-cell table:style-name="DiceRolls.E10" office:value-type="string">
            <text:p text:style-name="Table_20_Contents">6 5 4 1</text:p>
          </table:table-cell>
          <table:table-cell table:style-name="DiceRolls.F10" office:value-type="string">
            <text:p text:style-name="Table_20_Contents">6 5 2 5 1</text:p>
          </table:table-cell>
        </table:table-row>
        <table:table-row>
          <table:covered-table-cell/>
          <table:table-cell table:style-name="DiceRolls.E10" office:value-type="string">
            <text:p text:style-name="Table_20_Contents">5</text:p>
          </table:table-cell>
          <table:table-cell table:style-name="DiceRolls.E10" office:value-type="string">
            <text:p text:style-name="Table_20_Contents">5 3</text:p>
          </table:table-cell>
          <table:table-cell table:style-name="DiceRolls.E10" office:value-type="string">
            <text:p text:style-name="Table_20_Contents">2 1 6</text:p>
          </table:table-cell>
          <table:table-cell table:style-name="DiceRolls.E10" office:value-type="string">
            <text:p text:style-name="Table_20_Contents">3 5 3 2</text:p>
          </table:table-cell>
          <table:table-cell table:style-name="DiceRolls.F10" office:value-type="string">
            <text:p text:style-name="Table_20_Contents">1 1 1 2 4</text:p>
          </table:table-cell>
        </table:table-row>
        <table:table-row>
          <table:covered-table-cell/>
          <table:table-cell table:style-name="DiceRolls.E10" office:value-type="string">
            <text:p text:style-name="Table_20_Contents">3</text:p>
          </table:table-cell>
          <table:table-cell table:style-name="DiceRolls.E10" office:value-type="string">
            <text:p text:style-name="Table_20_Contents">1 3</text:p>
          </table:table-cell>
          <table:table-cell table:style-name="DiceRolls.E10" office:value-type="string">
            <text:p text:style-name="Table_20_Contents">2 1 4</text:p>
          </table:table-cell>
          <table:table-cell table:style-name="DiceRolls.E10" office:value-type="string">
            <text:p text:style-name="Table_20_Contents">3 5 3 4</text:p>
          </table:table-cell>
          <table:table-cell table:style-name="DiceRolls.F10" office:value-type="string">
            <text:p text:style-name="Table_20_Contents">4 4 4 4 5</text:p>
          </table:table-cell>
        </table:table-row>
        <table:table-row>
          <table:covered-table-cell/>
          <table:table-cell table:style-name="DiceRolls.E10" office:value-type="string">
            <text:p text:style-name="Table_20_Contents">6</text:p>
          </table:table-cell>
          <table:table-cell table:style-name="DiceRolls.E10" office:value-type="string">
            <text:p text:style-name="Table_20_Contents">4 4</text:p>
          </table:table-cell>
          <table:table-cell table:style-name="DiceRolls.E10" office:value-type="string">
            <text:p text:style-name="Table_20_Contents">4 1 2</text:p>
          </table:table-cell>
          <table:table-cell table:style-name="DiceRolls.E10" office:value-type="string">
            <text:p text:style-name="Table_20_Contents">1 1 5 5</text:p>
          </table:table-cell>
          <table:table-cell table:style-name="DiceRolls.F10" office:value-type="string">
            <text:p text:style-name="Table_20_Contents">6 5 3 5 6</text:p>
          </table:table-cell>
        </table:table-row>
        <table:table-row>
          <table:covered-table-cell/>
          <table:table-cell table:style-name="DiceRolls.E11" office:value-type="string">
            <text:p text:style-name="Table_20_Contents">1</text:p>
          </table:table-cell>
          <table:table-cell table:style-name="DiceRolls.E11" office:value-type="string">
            <text:p text:style-name="Table_20_Contents">1 6</text:p>
          </table:table-cell>
          <table:table-cell table:style-name="DiceRolls.E11" office:value-type="string">
            <text:p text:style-name="Table_20_Contents">2 5 4</text:p>
          </table:table-cell>
          <table:table-cell table:style-name="DiceRolls.E11" office:value-type="string">
            <text:p text:style-name="Table_20_Contents">6 5 6 3</text:p>
          </table:table-cell>
          <table:table-cell table:style-name="DiceRolls.F11" office:value-type="string">
            <text:p text:style-name="Table_20_Contents">5 3 1 3 1</text:p>
          </table:table-cell>
        </table:table-row>
      </table:table>
      <text:p text:style-name="P1"/>
      <text:p text:style-name="P1">The following is an example of the output from the testing code for the dice program.</text:p>
      <text:p text:style-name="P1"><text:s/></text:p>
      <text:p text:style-name="P1">Enter the number of dice to roll: 4</text:p>
      <text:p text:style-name="P1">2 1 5 1 is the result of the roll.</text:p>
      <text:p text:style-name="P1"><text:s/></text:p>
      <text:p text:style-name="P8">Test Plan:</text:p>
      <text:p text:style-name="P1"/>
      <text:p text:style-name="P1">Test Case 1:</text:p>
      <text:p text:style-name="P1">Number of dice to roll - <text:span text:style-name="T1">3</text:span></text:p>
      <text:p text:style-name="P6">Expected result – random dice rolls from 1-6 for each dice</text:p>
      <text:p text:style-name="P6">Output – 1 5 6 is the result of the roll.</text:p>
      <text:p text:style-name="P4"><text:span text:style-name="T2"><text:s text:c="2"/>√ <text:s/></text:span><text:span text:style-name="T3"><text:s/>Pass<text:tab/></text:span><text:span text:style-name="T2"> <text:s text:c="6"/></text:span><text:span text:style-name="T3"><text:s/>Fail</text:span></text:p>
      <text:p text:style-name="P6"/>
      <text:p text:style-name="P1">Test Case 2:</text:p>
      <text:p text:style-name="P1">Number of dice to roll - <text:span text:style-name="T1">4</text:span></text:p>
      <text:p text:style-name="P6">Expected result – random dice rolls from 1-6 for each dice</text:p>
      <text:p text:style-name="P6">Output – 6 2 6 4 is the result of the roll.</text:p>
      <text:p text:style-name="P4"><text:soft-page-break/><text:span text:style-name="T2"><text:s text:c="2"/>√ <text:s/></text:span><text:span text:style-name="T3"><text:s/>Pass<text:tab/></text:span><text:span text:style-name="T2"> <text:s text:c="6"/></text:span><text:span text:style-name="T3"><text:s/>Fail</text:span></text:p>
      <text:p text:style-name="P6"/>
      <text:p text:style-name="P1">Test Case 3:</text:p>
      <text:p text:style-name="P1">Number of dice to roll - <text:span text:style-name="T1">5</text:span></text:p>
      <text:p text:style-name="P6">Expected result – random dice rolls from 1-6 for each dice</text:p>
      <text:p text:style-name="P6">Output – 4 5 1 6 5 is the result of the roll.</text:p>
      <text:p text:style-name="P4"><text:span text:style-name="T2"><text:s text:c="2"/>√ <text:s/></text:span><text:span text:style-name="T3"><text:s/>Pass<text:tab/></text:span><text:span text:style-name="T2"> <text:s text:c="6"/></text:span><text:span text:style-name="T3"><text:s/>Fail</text:span></text:p>
      <text:p text:style-name="P1"/>
      <text:p text:style-name="P1">The dice rolling program was throughly tested by scripts that would run the program, pass in the number of dice to roll, then wait a given amount of time and rerun the program again. <text:s/>The scripts ran tests for the following number of runs: 2,000 <text:s/>, 5,000 , and 6,500. <text:s/>Their results showed that the test plan passed and that the program was random. <text:s/>In addition to the automated tests, I also edited the code to include a while loop that was continuously roll the number of dice and give back the results. <text:s/>This added a much larger amount of rolls to analyze, in the range of 100,000's for each test case of 1 to 5 dice being rolled at a time. <text:s/>I also further tested extreme cases of 10 and 20 dice to ensure the randomness was fully vetted. <text:s/>I will not include those extreme cases in the charts, but they also passed the test p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tt </meta:initial-creator>
    <meta:creation-date>2015-09-07T19:08:02.531045730</meta:creation-date>
    <dc:date>2015-09-09T15:47:04</dc:date>
    <meta:editing-duration>PT22M32S</meta:editing-duration>
    <meta:editing-cycles>10</meta:editing-cycles>
    <meta:generator>LibreOffice/3.5$Linux_X86_64 LibreOffice_project/350m1$Build-2</meta:generator>
    <meta:document-statistic meta:table-count="1" meta:image-count="0" meta:object-count="0" meta:page-count="2" meta:paragraph-count="85" meta:word-count="582" meta:character-count="2429" meta:non-whitespace-character-count="1881"/>
  </office:meta>
</office:document-meta>
</file>